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monospace" svg:font-family="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8a14" officeooo:paragraph-rsid="00138a14"/>
    </style:style>
    <style:style style:name="P2" style:family="paragraph" style:parent-style-name="Standard">
      <style:text-properties officeooo:rsid="001466e2" officeooo:paragraph-rsid="001466e2"/>
    </style:style>
    <style:style style:name="P3" style:family="paragraph" style:parent-style-name="Standard">
      <style:text-properties officeooo:rsid="00161f9d" officeooo:paragraph-rsid="00161f9d"/>
    </style:style>
    <style:style style:name="P4" style:family="paragraph" style:parent-style-name="Standard">
      <style:text-properties fo:font-variant="normal" fo:text-transform="none" fo:color="#000000" style:font-name="monospace" fo:font-size="9pt" fo:letter-spacing="normal" fo:font-style="normal" fo:font-weight="normal" officeooo:rsid="00161f9d" officeooo:paragraph-rsid="00161f9d"/>
    </style:style>
    <style:style style:name="P5" style:family="paragraph" style:parent-style-name="Standard">
      <style:text-properties fo:font-variant="normal" fo:text-transform="none" fo:color="#000000" style:font-name="monospace" fo:font-size="9pt" fo:letter-spacing="normal" fo:font-style="normal" fo:font-weight="normal" officeooo:rsid="00193842" officeooo:paragraph-rsid="00193842"/>
    </style:style>
    <style:style style:name="P6" style:family="paragraph" style:parent-style-name="Standard">
      <style:text-properties fo:font-variant="normal" fo:text-transform="none" fo:color="#000000" style:font-name="monospace" fo:font-size="9pt" fo:letter-spacing="normal" fo:font-style="normal" fo:font-weight="normal" officeooo:rsid="001a1a66" officeooo:paragraph-rsid="001a1a66"/>
    </style:style>
    <style:style style:name="P7" style:family="paragraph" style:parent-style-name="Standard">
      <style:text-properties fo:font-variant="normal" fo:text-transform="none" fo:color="#000000" style:font-name="monospace" fo:font-size="9pt" fo:letter-spacing="normal" fo:font-style="normal" fo:font-weight="normal" officeooo:rsid="001bd669" officeooo:paragraph-rsid="001bd669"/>
    </style:style>
    <style:style style:name="P8" style:family="paragraph" style:parent-style-name="Standard">
      <style:text-properties fo:font-variant="normal" fo:text-transform="none" fo:color="#000000" style:font-name="monospace" fo:font-size="9pt" fo:letter-spacing="normal" fo:font-style="normal" fo:font-weight="normal" officeooo:rsid="001f1f9f" officeooo:paragraph-rsid="001f1f9f"/>
    </style:style>
    <style:style style:name="P9" style:family="paragraph" style:parent-style-name="Standard">
      <style:text-properties fo:font-variant="normal" fo:text-transform="none" fo:color="#000000" style:font-name="monospace" fo:font-size="9pt" fo:letter-spacing="normal" fo:font-style="normal" fo:font-weight="normal" officeooo:rsid="0020a559" officeooo:paragraph-rsid="0020a559"/>
    </style:style>
    <style:style style:name="P10" style:family="paragraph" style:parent-style-name="Standard">
      <style:text-properties fo:font-variant="normal" fo:text-transform="none" fo:color="#000000" style:font-name="monospace" fo:font-size="9pt" fo:letter-spacing="normal" fo:font-style="normal" fo:font-weight="bold" officeooo:rsid="001f1f9f" officeooo:paragraph-rsid="001f1f9f" style:font-weight-asian="bold" style:font-weight-complex="bold"/>
    </style:style>
    <style:style style:name="P11" style:family="paragraph" style:parent-style-name="Standard">
      <style:text-properties officeooo:rsid="0017be76" officeooo:paragraph-rsid="0017be76"/>
    </style:style>
    <style:style style:name="P12" style:family="paragraph" style:parent-style-name="Standard">
      <style:text-properties officeooo:rsid="001d8795" officeooo:paragraph-rsid="001d8795"/>
    </style:style>
    <style:style style:name="P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monospace" fo:font-size="9pt" fo:letter-spacing="normal" fo:font-style="normal" fo:font-weight="normal" officeooo:rsid="001f1f9f" officeooo:paragraph-rsid="00193842"/>
    </style:style>
    <style:style style:name="P1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38a14" officeooo:paragraph-rsid="00138a14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.89999961853027pt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.89999961853027pt" fo:font-style="italic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9" style:family="paragraph" style:parent-style-name="Preformatted_20_Text">
      <style:text-properties fo:font-variant="normal" fo:text-transform="none" fo:color="#000000" style:font-name="DejaVu Sans Mono" fo:font-size="9.89999961853027pt" fo:letter-spacing="normal" fo:font-style="normal" fo:font-weight="normal" officeooo:rsid="001f1f9f" officeooo:paragraph-rsid="001f1f9f"/>
    </style:style>
    <style:style style:name="P20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DejaVu Sans Mono" fo:font-size="9.89999961853027pt"/>
    </style:style>
    <style:style style:name="T1" style:family="text">
      <style:text-properties officeooo:rsid="00161f9d"/>
    </style:style>
    <style:style style:name="T2" style:family="text">
      <style:text-properties fo:font-style="italic"/>
    </style:style>
    <style:style style:name="T3" style:family="text">
      <style:text-properties officeooo:rsid="001d8795"/>
    </style:style>
    <style:style style:name="T4" style:family="text">
      <style:text-properties officeooo:rsid="001f1f9f"/>
    </style:style>
    <style:style style:name="T5" style:family="text">
      <style:text-properties fo:color="#000080" fo:font-weight="bold"/>
    </style:style>
    <style:style style:name="T6" style:family="text">
      <style:text-properties fo:color="#000080" fo:font-weight="bold" fo:background-color="#efefef" loext:char-shading-value="0"/>
    </style:style>
    <style:style style:name="T7" style:family="text">
      <style:text-properties fo:color="#000080" style:font-name="DejaVu Sans Mono" fo:font-size="9.89999961853027pt" fo:font-weight="bold"/>
    </style:style>
    <style:style style:name="T8" style:family="text">
      <style:text-properties fo:color="#000080" style:font-name="DejaVu Sans Mono" fo:font-size="9.89999961853027pt" fo:font-weight="bold" fo:background-color="#efefef" loext:char-shading-value="0"/>
    </style:style>
    <style:style style:name="T9" style:family="text">
      <style:text-properties style:font-name="DejaVu Sans Mono" fo:font-size="9.89999961853027pt"/>
    </style:style>
    <style:style style:name="T10" style:family="text">
      <style:text-properties style:font-name="DejaVu Sans Mono" fo:font-size="9.89999961853027pt" fo:font-style="italic"/>
    </style:style>
    <style:style style:name="T11" style:family="text">
      <style:text-properties style:font-name="DejaVu Sans Mono" fo:font-size="9.89999961853027pt" fo:background-color="#efefef" loext:char-shading-value="0"/>
    </style:style>
    <style:style style:name="T12" style:family="text">
      <style:text-properties fo:color="#808080"/>
    </style:style>
    <style:style style:name="T13" style:family="text">
      <style:text-properties fo:color="#808080" style:font-name="DejaVu Sans Mono" fo:font-size="9.89999961853027pt" fo:font-style="italic"/>
    </style:style>
    <style:style style:name="T14" style:family="text">
      <style:text-properties fo:color="#008000" style:font-name="DejaVu Sans Mono" fo:font-size="9.89999961853027pt" fo:font-weight="bold"/>
    </style:style>
    <style:style style:name="T15" style:family="text">
      <style:text-properties fo:color="#008000" style:font-name="DejaVu Sans Mono" fo:font-size="9.89999961853027pt" fo:font-weight="bold" fo:background-color="#efefef" loext:char-shading-value="0"/>
    </style:style>
    <style:style style:name="T16" style:family="text">
      <style:text-properties fo:color="#008000" fo:font-weight="bold" fo:background-color="#efefef" loext:char-shading-value="0"/>
    </style:style>
    <style:style style:name="T17" style:family="text">
      <style:text-properties fo:color="#008000" fo:background-color="#efefef" loext:char-shading-value="0"/>
    </style:style>
    <style:style style:name="T18" style:family="text">
      <style:text-properties fo:color="#0000ff" style:font-name="DejaVu Sans Mono" fo:font-size="9.89999961853027pt"/>
    </style:style>
    <style:style style:name="T19" style:family="text">
      <style:text-properties fo:color="#0000ff" style:font-name="DejaVu Sans Mono" fo:font-size="9.89999961853027pt" fo:font-weight="bold" fo:background-color="#efefef" loext:char-shading-value="0"/>
    </style:style>
    <style:style style:name="T20" style:family="text">
      <style:text-properties fo:color="#0000ff" fo:font-weight="bold" fo:background-color="#efefef" loext:char-shading-value="0"/>
    </style:style>
    <style:style style:name="T21" style:family="text">
      <style:text-properties fo:color="#660e7a" style:font-name="DejaVu Sans Mono" fo:font-size="9.89999961853027pt" fo:font-weight="bold"/>
    </style:style>
    <style:style style:name="T22" style:family="text">
      <style:text-properties fo:color="#660e7a" style:font-name="DejaVu Sans Mono" fo:font-size="9.89999961853027pt" fo:font-weight="bold" fo:background-color="#efefef" loext:char-shading-value="0"/>
    </style:style>
    <style:style style:name="T23" style:family="text">
      <style:text-properties fo:color="#808000"/>
    </style:style>
    <style:style style:name="T24" style:family="text">
      <style:text-properties fo:color="#808000" style:font-name="DejaVu Sans Mono" fo:font-size="9.89999961853027pt"/>
    </style:style>
    <style:style style:name="T25" style:family="text">
      <style:text-properties fo:background-color="#efefe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><text:tab/><text:tab/><text:tab/><text:tab/><text:span text:style-name="T4">WordCount Map reduce on HDFS:</text:span></text:p>
      <text:p text:style-name="P1"/>
      <text:p text:style-name="P1">Step 1:</text:p>
      <text:p text:style-name="P1">HDFS Read</text:p>
      <text:p text:style-name="P1"/>
      <text:p text:style-name="P1">Step 2:</text:p>
      <text:p text:style-name="P1">Map reduce Analysis</text:p>
      <text:p text:style-name="P1"/>
      <text:p text:style-name="P1">Step 3: </text:p>
      <text:p text:style-name="P1">HDFS Write</text:p>
      <text:p text:style-name="P1"/>
      <text:p text:style-name="P2">How to perform MapReduce on hadoop?</text:p>
      <text:p text:style-name="P2"/>
      <text:p text:style-name="P11"><text:span text:style-name="T3">1.1</text:span>. <text:s text:c="2"/>Look at the input file to select appropriate input format class</text:p>
      <text:p text:style-name="P2">1.<text:span text:style-name="T3">2</text:span> <text:s text:c="3"/>Create a mapper class</text:p>
      <text:p text:style-name="P2">2. <text:s text:c="5"/><text:span text:style-name="T1">Create a reducer class</text:span></text:p>
      <text:p text:style-name="P3">3.<text:span text:style-name="T3">1</text:span> <text:s text:c="3"/>Create a driver class with a main method to create a job</text:p>
      <text:p text:style-name="P12">3.2 <text:s text:c="3"/>Decide what to write to hdfs using an output format class</text:p>
      <text:p text:style-name="P3">4. <text:s text:c="5"/>Build this project to create a jar file</text:p>
      <text:p text:style-name="P3">5. <text:s text:c="5"/>Run the jar file as follows:</text:p>
      <text:p text:style-name="P3"/>
      <text:p text:style-name="P4">hadoop jar &lt;jar&gt; [mainClass] inputpathonHDFS outputpathonHDFS</text:p>
      <text:p text:style-name="P4"/>
      <text:p text:style-name="P4"/>
      <text:p text:style-name="P6">MyApp one two three</text:p>
      <text:p text:style-name="P6"/>
      <text:p text:style-name="P10">Run the program after starting your hadoop daemons :</text:p>
      <text:p text:style-name="P8"/>
      <text:p text:style-name="P6"/>
      <text:p text:style-name="P7">hadoop jar /home/darkangel/Desktop/wordcount/target/wordcount_demo-1.0-SNAPSHOT.jar </text:p>
      <text:p text:style-name="P7">WordCountMR /gutenberg/PFNM.txt /gutenberg</text:p>
      <text:p text:style-name="P5"/>
      <text:p text:style-name="P13"/>
      <text:p text:style-name="P8"/>
      <text:p text:style-name="P8">Code :</text:p>
      <text:p text:style-name="P8"/>
      <text:p text:style-name="P19"><text:span text:style-name="T5">public class </text:span>WordCountMR {</text:p>
      <text:p text:style-name="P16"><text:s text:c="4"/><text:span text:style-name="T7">public static void </text:span><text:span text:style-name="T9">main(String[] args) </text:span><text:span text:style-name="T7">throws </text:span><text:span text:style-name="T9">IOException, ClassNotFoundException, InterruptedException {</text:span></text:p>
      <text:p text:style-name="P17">// Create a new Job</text:p>
      <text:p text:style-name="P16"><text:span text:style-name="T12"><text:s text:c="8"/></text:span><text:span text:style-name="T9">Configuration conf = </text:span><text:span text:style-name="T7">new </text:span><text:span text:style-name="T9">Configuration();</text:span></text:p>
      <text:p text:style-name="P16"><text:s text:c="8"/><text:span text:style-name="T9">Job job = Job.</text:span><text:span text:style-name="T10">getInstance</text:span><text:span text:style-name="T9">(conf,</text:span><text:span text:style-name="T14">"wordcount"</text:span><text:span text:style-name="T9">);</text:span></text:p>
      <text:p text:style-name="P16"><text:s text:c="8"/><text:span text:style-name="T9">job.setJarByClass(WordCountMR.</text:span><text:span text:style-name="T7">class</text:span><text:span text:style-name="T9">);</text:span></text:p>
      <text:p text:style-name="P16"><text:s text:c="8"/><text:span text:style-name="T13">// Specify various job-specific parameters</text:span></text:p>
      <text:p text:style-name="P18"><text:s text:c="8"/><text:span text:style-name="T10">//job.setJobName("myjob");</text:span></text:p>
      <text:p text:style-name="P16"><text:span text:style-name="T12"><text:s text:c="8"/></text:span><text:span text:style-name="T9">FileInputFormat.</text:span><text:span text:style-name="T10">addInputPath</text:span><text:span text:style-name="T9">(job,</text:span><text:span text:style-name="T7">new </text:span><text:span text:style-name="T9">Path(args[</text:span><text:span text:style-name="T18">0</text:span><text:span text:style-name="T9">]));</text:span></text:p>
      <text:p text:style-name="P16"><text:s text:c="8"/><text:span text:style-name="T9">FileOutputFormat.</text:span><text:span text:style-name="T10">setOutputPath</text:span><text:span text:style-name="T9">(job,</text:span><text:span text:style-name="T7">new </text:span><text:span text:style-name="T9">Path(args[</text:span><text:span text:style-name="T18">1</text:span><text:span text:style-name="T9">]));</text:span></text:p>
      <text:p text:style-name="P16"><text:s text:c="8"/><text:span text:style-name="T9">job.setInputFormatClass(TextInputFormat.</text:span><text:span text:style-name="T7">class</text:span><text:span text:style-name="T9">);</text:span></text:p>
      <text:p text:style-name="P16"><text:s text:c="8"/><text:span text:style-name="T9">job.setOutputFormatClass(TextOutputFormat.</text:span><text:span text:style-name="T7">class</text:span><text:span text:style-name="T9">);</text:span></text:p>
      <text:p text:style-name="P16"><text:s text:c="8"/><text:span text:style-name="T9">job.setMapOutputKeyClass(Text.</text:span><text:span text:style-name="T7">class</text:span><text:span text:style-name="T9">);</text:span></text:p>
      <text:p text:style-name="P16"><text:s text:c="8"/><text:span text:style-name="T9">job.setMapOutputValueClass(IntWritable.</text:span><text:span text:style-name="T7">class</text:span><text:span text:style-name="T9">);</text:span></text:p>
      <text:p text:style-name="P16"><text:s text:c="8"/><text:span text:style-name="T9">job.setMapperClass(WordMapper.</text:span><text:span text:style-name="T7">class</text:span><text:span text:style-name="T9">);</text:span></text:p>
      <text:p text:style-name="P16"><text:s text:c="8"/><text:span text:style-name="T9">job.setReducerClass(WordCountReducer.</text:span><text:span text:style-name="T7">class</text:span><text:span text:style-name="T9">);</text:span></text:p>
      <text:p text:style-name="P16"><text:soft-page-break/><text:s text:c="8"/><text:span text:style-name="T9">job.setOutputKeyClass(Text.</text:span><text:span text:style-name="T7">class</text:span><text:span text:style-name="T9">);</text:span></text:p>
      <text:p text:style-name="P16"><text:s text:c="8"/><text:span text:style-name="T9">job.setOutputValueClass(IntWritable.</text:span><text:span text:style-name="T7">class</text:span><text:span text:style-name="T9">);</text:span></text:p>
      <text:p text:style-name="P16"><text:s text:c="8"/><text:span text:style-name="T9">job.setNumReduceTasks(</text:span><text:span text:style-name="T18">5</text:span><text:span text:style-name="T9">);</text:span></text:p>
      <text:p text:style-name="P16"><text:s text:c="8"/><text:span text:style-name="T13">// Submit the job, then poll for progress until the job is complete</text:span></text:p>
      <text:p text:style-name="P16"><text:span text:style-name="T12"><text:s text:c="8"/></text:span><text:span text:style-name="T9">System.</text:span><text:span text:style-name="T10">exit</text:span><text:span text:style-name="T9">(job.waitForCompletion(</text:span><text:span text:style-name="T7">true</text:span><text:span text:style-name="T9">)? </text:span><text:span text:style-name="T18">0 </text:span><text:span text:style-name="T9">:</text:span><text:span text:style-name="T18">1</text:span><text:span text:style-name="T9">);</text:span></text:p>
      <text:p text:style-name="P16"><text:s text:c="4"/><text:span text:style-name="T9">}</text:span></text:p>
      <text:p text:style-name="P20">}</text:p>
      <text:p text:style-name="P8">Reducer :</text:p>
      <text:p text:style-name="P8"/>
      <text:p text:style-name="P8"/>
      <text:p text:style-name="P19"><text:span text:style-name="T5">import </text:span>org.apache.hadoop.io.IntWritable;</text:p>
      <text:p text:style-name="P15"><text:span text:style-name="T5">import </text:span>org.apache.hadoop.io.Text;</text:p>
      <text:p text:style-name="P15"><text:span text:style-name="T5">import </text:span>org.apache.hadoop.mapreduce.Reducer;</text:p>
      <text:p text:style-name="P15"><text:span text:style-name="T5">import </text:span>java.io.IOException;</text:p>
      <text:p text:style-name="P15"><text:span text:style-name="T5">public class </text:span>WordCountReducer <text:span text:style-name="T5">extends </text:span>Reducer&lt;Text, IntWritable,Text,IntWritable&gt; {</text:p>
      <text:p text:style-name="P16"><text:s text:c="4"/><text:span text:style-name="T9">IntWritable </text:span><text:span text:style-name="T21">result </text:span><text:span text:style-name="T9">= </text:span><text:span text:style-name="T7">new </text:span><text:span text:style-name="T9">IntWritable();</text:span></text:p>
      <text:p text:style-name="P16"><text:s text:c="4"/><text:span text:style-name="T24">@Override</text:span></text:p>
      <text:p text:style-name="P16"><text:span text:style-name="T23"><text:s text:c="4"/></text:span><text:span text:style-name="T7">protected void </text:span><text:span text:style-name="T9">reduce(Text key, Iterable&lt;IntWritable&gt; values, Context context) </text:span><text:span text:style-name="T7">throws </text:span><text:span text:style-name="T9">IOException, InterruptedException {</text:span></text:p>
      <text:p text:style-name="P16"><text:s text:c="7"/><text:span text:style-name="T13">// super.reduce(key, values, context);</text:span></text:p>
      <text:p text:style-name="P16"><text:span text:style-name="T12"><text:s text:c="8"/></text:span><text:span text:style-name="T7">int </text:span><text:span text:style-name="T9">sum = </text:span><text:span text:style-name="T18">0</text:span><text:span text:style-name="T9">;</text:span></text:p>
      <text:p text:style-name="P16"><text:s text:c="8"/><text:span text:style-name="T7">for</text:span><text:span text:style-name="T9">(IntWritable v : values){</text:span></text:p>
      <text:p text:style-name="P16"><text:s text:c="11"/><text:span text:style-name="T9">sum += v.get();</text:span></text:p>
      <text:p text:style-name="P16"><text:s text:c="8"/><text:span text:style-name="T9">}</text:span></text:p>
      <text:p text:style-name="P16"><text:s text:c="8"/><text:span text:style-name="T21">result</text:span><text:span text:style-name="T9">.set(sum);</text:span></text:p>
      <text:p text:style-name="P16"><text:s text:c="8"/><text:span text:style-name="T9">context.write(key,</text:span><text:span text:style-name="T21">result</text:span><text:span text:style-name="T9">);</text:span></text:p>
      <text:p text:style-name="P16"><text:s text:c="4"/><text:span text:style-name="T9">}</text:span></text:p>
      <text:p text:style-name="P20">}</text:p>
      <text:p text:style-name="P19"><text:span text:style-name="T5">Mapper:</text:span></text:p>
      <text:p text:style-name="P19"><text:span text:style-name="T5"/></text:p>
      <text:p text:style-name="P19"><text:span text:style-name="T5"/></text:p>
      <text:p text:style-name="P19"><text:span text:style-name="T5">import </text:span>org.apache.hadoop.io.IntWritable;</text:p>
      <text:p text:style-name="P15"><text:span text:style-name="T5">import </text:span>org.apache.hadoop.io.LongWritable;</text:p>
      <text:p text:style-name="P15"><text:span text:style-name="T5">import </text:span>org.apache.hadoop.io.Text;</text:p>
      <text:p text:style-name="P15"><text:span text:style-name="T5">import </text:span>org.apache.hadoop.mapreduce.Mapper;</text:p>
      <text:p text:style-name="P15"><text:span text:style-name="T5">import </text:span>java.io.IOException;</text:p>
      <text:p text:style-name="P15"><text:span text:style-name="T5">public class </text:span>WordMapper <text:span text:style-name="T5">extends </text:span>Mapper&lt;LongWritable, Text,Text, IntWritable&gt; {</text:p>
      <text:p text:style-name="P16"><text:s text:c="4"/><text:span text:style-name="T13">//value needs to be converted to hadoop datatype</text:span></text:p>
      <text:p text:style-name="P16"><text:span text:style-name="T12"><text:s text:c="4"/></text:span><text:span text:style-name="T9">IntWritable </text:span><text:span text:style-name="T21">one </text:span><text:span text:style-name="T9">= <text:s/></text:span><text:span text:style-name="T7">new </text:span><text:span text:style-name="T9">IntWritable(</text:span><text:span text:style-name="T18">1</text:span><text:span text:style-name="T9">);</text:span></text:p>
      <text:p text:style-name="P16"><text:s text:c="4"/><text:span text:style-name="T13">//key needs to be converted to hadoop datatype</text:span></text:p>
      <text:p text:style-name="P16"><text:span text:style-name="T12"><text:s text:c="4"/></text:span><text:span text:style-name="T9">Text </text:span><text:span text:style-name="T21">word </text:span><text:span text:style-name="T9">= </text:span><text:span text:style-name="T7">new </text:span><text:span text:style-name="T9">Text();</text:span></text:p>
      <text:p text:style-name="P16"><text:s text:c="4"/><text:span text:style-name="T24">@Override</text:span></text:p>
      <text:p text:style-name="P16"><text:span text:style-name="T23"><text:s text:c="4"/></text:span><text:span text:style-name="T7">protected void </text:span><text:span text:style-name="T9">map(LongWritable key, Text value, Context context) </text:span><text:span text:style-name="T7">throws </text:span><text:span text:style-name="T9">IOException, InterruptedException {</text:span></text:p>
      <text:p text:style-name="P16"><text:s text:c="8"/><text:span text:style-name="T9">String line = value.toString();</text:span></text:p>
      <text:p text:style-name="P16"><text:s text:c="8"/><text:span text:style-name="T9">String[] tokens = line.split(</text:span><text:span text:style-name="T14">" "</text:span><text:span text:style-name="T9">);</text:span></text:p>
      <text:p text:style-name="P16"><text:s text:c="8"/><text:span text:style-name="T7">for</text:span><text:span text:style-name="T9">(String s: tokens){</text:span></text:p>
      <text:p text:style-name="P16"><text:s text:c="12"/><text:span text:style-name="T21">word</text:span><text:span text:style-name="T9">.set(s);</text:span></text:p>
      <text:p text:style-name="P16"><text:s text:c="12"/><text:span text:style-name="T9">context.write(</text:span><text:span text:style-name="T21">word</text:span><text:span text:style-name="T9">,</text:span><text:span text:style-name="T21">one</text:span><text:span text:style-name="T9">);</text:span></text:p>
      <text:p text:style-name="P16"><text:s text:c="8"/><text:span text:style-name="T9">}</text:span></text:p>
      <text:p text:style-name="P16"><text:s text:c="4"/><text:span text:style-name="T9">}</text:span></text:p>
      <text:p text:style-name="P20">}</text:p>
      <text:p text:style-name="P8">POM</text:p>
      <text:p text:style-name="P8"><text:soft-page-break/></text:p>
      <text:p text:style-name="P8"/>
      <text:p text:style-name="P19"><text:span text:style-name="T2">&lt;?</text:span><text:span text:style-name="T20">xml version=</text:span><text:span text:style-name="T16">"1.0" </text:span><text:span text:style-name="T20">encoding=</text:span><text:span text:style-name="T16">"UTF-8"</text:span><text:span text:style-name="T2">?&gt;</text:span></text:p>
      <text:p text:style-name="P15"><text:span text:style-name="T25">&lt;</text:span><text:span text:style-name="T6">project </text:span><text:span text:style-name="T20">xmlns=</text:span><text:span text:style-name="T16">"http://maven.apache.org/POM/4.0.0"</text:span></text:p>
      <text:p text:style-name="P16"><text:span text:style-name="T17"><text:s text:c="9"/></text:span><text:span text:style-name="T19">xmlns:</text:span><text:span text:style-name="T22">xsi</text:span><text:span text:style-name="T19">=</text:span><text:span text:style-name="T15">"http://www.w3.org/2001/XMLSchema-instance"</text:span></text:p>
      <text:p text:style-name="P16"><text:span text:style-name="T17"><text:s text:c="9"/></text:span><text:span text:style-name="T22">xsi</text:span><text:span text:style-name="T19">:schemaLocation=</text:span><text:span text:style-name="T15">"http://maven.apache.org/POM/4.0.0 http://maven.apache.org/xsd/maven-4.0.0.xsd"</text:span><text:span text:style-name="T11">&gt;</text:span></text:p>
      <text:p text:style-name="P16"><text:s text:c="4"/><text:span text:style-name="T11">&lt;</text:span><text:span text:style-name="T8">modelVersion</text:span><text:span text:style-name="T11">&gt;</text:span><text:span text:style-name="T9">4.0.0</text:span><text:span text:style-name="T11">&lt;/</text:span><text:span text:style-name="T8">modelVersion</text:span><text:span text:style-name="T11">&gt;</text:span></text:p>
      <text:p text:style-name="P16"><text:s text:c="4"/><text:span text:style-name="T11">&lt;</text:span><text:span text:style-name="T8">groupId</text:span><text:span text:style-name="T11">&gt;</text:span><text:span text:style-name="T9">com.mansi.mr</text:span><text:span text:style-name="T11">&lt;/</text:span><text:span text:style-name="T8">groupId</text:span><text:span text:style-name="T11">&gt;</text:span></text:p>
      <text:p text:style-name="P16"><text:s text:c="4"/><text:span text:style-name="T11">&lt;</text:span><text:span text:style-name="T8">artifactId</text:span><text:span text:style-name="T11">&gt;</text:span><text:span text:style-name="T9">wordcount_demo</text:span><text:span text:style-name="T11">&lt;/</text:span><text:span text:style-name="T8">artifactId</text:span><text:span text:style-name="T11">&gt;</text:span></text:p>
      <text:p text:style-name="P16"><text:s text:c="4"/><text:span text:style-name="T11">&lt;</text:span><text:span text:style-name="T8">version</text:span><text:span text:style-name="T11">&gt;</text:span><text:span text:style-name="T9">1.0-SNAPSHOT</text:span><text:span text:style-name="T11">&lt;/</text:span><text:span text:style-name="T8">version</text:span><text:span text:style-name="T11">&gt;</text:span></text:p>
      <text:p text:style-name="P15"><text:span text:style-name="T25">&lt;</text:span><text:span text:style-name="T6">dependencies</text:span><text:span text:style-name="T25">&gt;</text:span></text:p>
      <text:p text:style-name="P16"><text:s text:c="4"/><text:span text:style-name="T13">&lt;!-- https://mvnrepository.com/artifact/org.apache.hadoop/hadoop-core --&gt;</text:span></text:p>
      <text:p text:style-name="P16"><text:span text:style-name="T12"><text:s text:c="4"/></text:span><text:span text:style-name="T11">&lt;</text:span><text:span text:style-name="T8">dependency</text:span><text:span text:style-name="T11">&gt;</text:span></text:p>
      <text:p text:style-name="P16"><text:s text:c="8"/><text:span text:style-name="T11">&lt;</text:span><text:span text:style-name="T8">groupId</text:span><text:span text:style-name="T11">&gt;</text:span><text:span text:style-name="T9">org.apache.hadoop</text:span><text:span text:style-name="T11">&lt;/</text:span><text:span text:style-name="T8">groupId</text:span><text:span text:style-name="T11">&gt;</text:span></text:p>
      <text:p text:style-name="P16"><text:s text:c="8"/><text:span text:style-name="T11">&lt;</text:span><text:span text:style-name="T8">artifactId</text:span><text:span text:style-name="T11">&gt;</text:span><text:span text:style-name="T9">hadoop-core</text:span><text:span text:style-name="T11">&lt;/</text:span><text:span text:style-name="T8">artifactId</text:span><text:span text:style-name="T11">&gt;</text:span></text:p>
      <text:p text:style-name="P16"><text:s text:c="8"/><text:span text:style-name="T11">&lt;</text:span><text:span text:style-name="T8">version</text:span><text:span text:style-name="T11">&gt;</text:span><text:span text:style-name="T9">1.2.1</text:span><text:span text:style-name="T11">&lt;/</text:span><text:span text:style-name="T8">version</text:span><text:span text:style-name="T11">&gt;</text:span></text:p>
      <text:p text:style-name="P16"><text:s text:c="4"/><text:span text:style-name="T11">&lt;/</text:span><text:span text:style-name="T8">dependency</text:span><text:span text:style-name="T11">&gt;</text:span></text:p>
      <text:p text:style-name="P15"><text:span text:style-name="T25">&lt;/</text:span><text:span text:style-name="T6">dependencies</text:span><text:span text:style-name="T25">&gt;</text:span></text:p>
      <text:p text:style-name="P20"><text:span text:style-name="T25">&lt;/</text:span><text:span text:style-name="T6">project</text:span><text:span text:style-name="T25">&gt;</text:span></text:p>
      <text:p text:style-name="P8"/>
      <text:p text:style-name="P9">References:</text:p>
      <text:p text:style-name="P9"/>
      <text:p text:style-name="P9"><text:a xlink:type="simple" xlink:href="https://hadoop.apache.org/docs/r3.2.0/api/index.html" text:style-name="Internet_20_link" text:visited-style-name="Visited_20_Internet_20_Link">https://hadoop.apache.org/docs/r3.2.0/api/index.html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monospace" svg:font-family="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5:24:34.947991800</meta:creation-date>
    <dc:date>2019-06-09T09:41:30.966819973</dc:date>
    <meta:editing-duration>P1DT16H5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103" meta:word-count="337" meta:character-count="3916" meta:non-whitespace-character-count="3270"/>
  </office:meta>
</office:document-meta>
</file>